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8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5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shapes>
          <draw:frame draw:z-index="0" draw:style-name="gr1" svg:width="26.112cm" svg:height="6.999cm" svg:x="3.298cm" svg:y="10.251cm">
            <draw:object draw:notify-on-update-of-ranges="Foglio1.B3:Foglio1.B22 Foglio1.E3:Foglio1.E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distance </text:p>
          </table:table-cell>
          <table:table-cell office:value-type="string">
            <text:p>h</text:p>
          </table:table-cell>
          <table:table-cell office:value-type="string">
            <text:p>RE</text:p>
          </table:table-cell>
          <table:table-cell office:value-type="string">
            <text:p>range</text:p>
          </table:table-cell>
          <table:table-cell table:style-name="Default" office:value-type="string">
            <text:p>el</text:p>
          </table:table-cell>
          <table:table-cell/>
          <table:table-cell office:value-type="string">
            <text:p>h1</text:p>
          </table:table-cell>
          <table:table-cell office:value-type="string">
            <text:p>r1</text:p>
          </table:table-cell>
        </table:table-row>
        <table:table-row table:style-name="ro1">
          <table:table-cell table:formula="of:=[.C2]*ASIN([.D2]*COS(RADIANS([.E2]))/([.C2]+[.B2]))" office:value-type="float" office:value="9999.51201257201">
            <text:p>9999,51</text:p>
          </table:table-cell>
          <table:table-cell table:formula="of:=SQRT([.D2]*[.D2]+[.C2]*[.C2]+2*[.D2]*[.C2]*SIN(RADIANS([.E2])))-[.C2]" office:value-type="float" office:value="93.1443046759814">
            <text:p>93,14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10000">
            <text:p>10000</text:p>
          </table:table-cell>
          <table:table-cell office:value-type="float" office:value="0.5">
            <text:p>0,5</text:p>
          </table:table-cell>
          <table:table-cell/>
          <table:table-cell table:formula="of:=[.C2]*(COS(RADIANS([.E2]))/COS(RADIANS([.E2])+[.A2]/[.C2])-1)" office:value-type="float" office:value="93.1443046749683">
            <text:p>93,14</text:p>
          </table:table-cell>
          <table:table-cell table:formula="of:=([.C2]+[.B2])*SIN([.A2]/[.C2])/COS(RADIANS([.E2]))" office:value-type="float" office:value="10000">
            <text:p>10000</text:p>
          </table:table-cell>
        </table:table-row>
        <table:table-row table:style-name="ro1">
          <table:table-cell table:formula="of:=[.C3]*ASIN([.D3]*COS(RADIANS([.E3]))/([.C3]+[.B3]))" office:value-type="float" office:value="19996.0963249856">
            <text:p>19996,1</text:p>
          </table:table-cell>
          <table:table-cell table:formula="of:=SQRT([.D3]*[.D3]+[.C3]*[.C3]+2*[.D3]*[.C3]*SIN(RADIANS([.E3])))-[.C3]" office:value-type="float" office:value="372.557807238773">
            <text:p>372,56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0000">
            <text:p>20000</text:p>
          </table:table-cell>
          <table:table-cell office:value-type="float" office:value="1">
            <text:p>1,0</text:p>
          </table:table-cell>
          <table:table-cell/>
          <table:table-cell table:formula="of:=[.C3]*(COS(RADIANS([.E3]))/COS(RADIANS([.E3])+[.A3]/[.C3])-1)" office:value-type="float" office:value="372.557807238534">
            <text:p>372,56</text:p>
          </table:table-cell>
          <table:table-cell table:formula="of:=([.C3]+[.B3])*SIN([.A3]/[.C3])/COS(RADIANS([.E3]))" office:value-type="float" office:value="20000">
            <text:p>20000</text:p>
          </table:table-cell>
        </table:table-row>
        <table:table-row table:style-name="ro1">
          <table:table-cell table:formula="of:=[.C4]*ASIN([.D4]*COS(RADIANS([.E4]))/([.C4]+[.B4]))" office:value-type="float" office:value="29986.8263589047">
            <text:p>29986,83</text:p>
          </table:table-cell>
          <table:table-cell table:formula="of:=SQRT([.D4]*[.D4]+[.C4]*[.C4]+2*[.D4]*[.C4]*SIN(RADIANS([.E4])))-[.C4]" office:value-type="float" office:value="838.182281190529">
            <text:p>838,18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30000">
            <text:p>30000</text:p>
          </table:table-cell>
          <table:table-cell office:value-type="float" office:value="1.5">
            <text:p>1,5</text:p>
          </table:table-cell>
          <table:table-cell/>
          <table:table-cell table:formula="of:=[.C4]*(COS(RADIANS([.E4]))/COS(RADIANS([.E4])+[.A4]/[.C4])-1)" office:value-type="float" office:value="838.182281192255">
            <text:p>838,18</text:p>
          </table:table-cell>
          <table:table-cell table:formula="of:=([.C4]+[.B4])*SIN([.A4]/[.C4])/COS(RADIANS([.E4]))" office:value-type="float" office:value="30000">
            <text:p>30000</text:p>
          </table:table-cell>
        </table:table-row>
        <table:table-row table:style-name="ro1">
          <table:table-cell table:formula="of:=[.C5]*ASIN([.D5]*COS(RADIANS([.E5]))/([.C5]+[.B5]))" office:value-type="float" office:value="39968.7777785889">
            <text:p>39968,78</text:p>
          </table:table-cell>
          <table:table-cell table:formula="of:=SQRT([.D5]*[.D5]+[.C5]*[.C5]+2*[.D5]*[.C5]*SIN(RADIANS([.E5])))-[.C5]" office:value-type="float" office:value="1489.92070867866">
            <text:p>1489,92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40000">
            <text:p>40000</text:p>
          </table:table-cell>
          <table:table-cell office:value-type="float" office:value="2">
            <text:p>2,0</text:p>
          </table:table-cell>
          <table:table-cell/>
          <table:table-cell table:formula="of:=[.C5]*(COS(RADIANS([.E5]))/COS(RADIANS([.E5])+[.A5]/[.C5])-1)" office:value-type="float" office:value="1489.92070867808">
            <text:p>1489,92</text:p>
          </table:table-cell>
          <table:table-cell table:formula="of:=([.C5]+[.B5])*SIN([.A5]/[.C5])/COS(RADIANS([.E5]))" office:value-type="float" office:value="40000">
            <text:p>40000</text:p>
          </table:table-cell>
        </table:table-row>
        <table:table-row table:style-name="ro1">
          <table:table-cell table:formula="of:=[.C6]*ASIN([.D6]*COS(RADIANS([.E6]))/([.C6]+[.B6]))" office:value-type="float" office:value="49939.0296095697">
            <text:p>49939,03</text:p>
          </table:table-cell>
          <table:table-cell table:formula="of:=SQRT([.D6]*[.D6]+[.C6]*[.C6]+2*[.D6]*[.C6]*SIN(RADIANS([.E6])))-[.C6]" office:value-type="float" office:value="2327.63731992617">
            <text:p>2327,64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50000">
            <text:p>50000</text:p>
          </table:table-cell>
          <table:table-cell office:value-type="float" office:value="2.5">
            <text:p>2,5</text:p>
          </table:table-cell>
          <table:table-cell/>
          <table:table-cell table:formula="of:=[.C6]*(COS(RADIANS([.E6]))/COS(RADIANS([.E6])+[.A6]/[.C6])-1)" office:value-type="float" office:value="2327.63731992698">
            <text:p>2327,64</text:p>
          </table:table-cell>
          <table:table-cell table:formula="of:=([.C6]+[.B6])*SIN([.A6]/[.C6])/COS(RADIANS([.E6]))" office:value-type="float" office:value="50000">
            <text:p>50000</text:p>
          </table:table-cell>
        </table:table-row>
        <table:table-row table:style-name="ro1">
          <table:table-cell table:formula="of:=[.C7]*ASIN([.D7]*COS(RADIANS([.E7]))/([.C7]+[.B7]))" office:value-type="float" office:value="59894.6653541862">
            <text:p>59894,67</text:p>
          </table:table-cell>
          <table:table-cell table:formula="of:=SQRT([.D7]*[.D7]+[.C7]*[.C7]+2*[.D7]*[.C7]*SIN(RADIANS([.E7])))-[.C7]" office:value-type="float" office:value="3351.1576483883">
            <text:p>3351,16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60000">
            <text:p>60000</text:p>
          </table:table-cell>
          <table:table-cell office:value-type="float" office:value="3">
            <text:p>3,0</text:p>
          </table:table-cell>
          <table:table-cell/>
          <table:table-cell table:formula="of:=[.C7]*(COS(RADIANS([.E7]))/COS(RADIANS([.E7])+[.A7]/[.C7])-1)" office:value-type="float" office:value="3351.1576483881">
            <text:p>3351,16</text:p>
          </table:table-cell>
          <table:table-cell table:formula="of:=([.C7]+[.B7])*SIN([.A7]/[.C7])/COS(RADIANS([.E7]))" office:value-type="float" office:value="60000">
            <text:p>60000</text:p>
          </table:table-cell>
        </table:table-row>
        <table:table-row table:style-name="ro1">
          <table:table-cell table:formula="of:=[.C8]*ASIN([.D8]*COS(RADIANS([.E8]))/([.C8]+[.B8]))" office:value-type="float" office:value="69988.548820817">
            <text:p>69988,55</text:p>
          </table:table-cell>
          <table:table-cell table:formula="of:=SQRT([.D8]*[.D8]+[.C8]*[.C8]+2*[.D8]*[.C8]*SIN(RADIANS([.E8])))-[.C8]" office:value-type="float" office:value="1021.0571208857">
            <text:p>1021,06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70000">
            <text:p>70000</text:p>
          </table:table-cell>
          <table:table-cell office:value-type="float" office:value="0.6">
            <text:p>0,6</text:p>
          </table:table-cell>
          <table:table-cell/>
          <table:table-cell table:formula="of:=[.C8]*(COS(RADIANS([.E8]))/COS(RADIANS([.E8])+[.A8]/[.C8])-1)" office:value-type="float" office:value="1021.05712088639">
            <text:p>1021,06</text:p>
          </table:table-cell>
          <table:table-cell table:formula="of:=([.C8]+[.B8])*SIN([.A8]/[.C8])/COS(RADIANS([.E8]))" office:value-type="float" office:value="70000">
            <text:p>70000</text:p>
          </table:table-cell>
        </table:table-row>
        <table:table-row table:style-name="ro1">
          <table:table-cell table:formula="of:=[.C9]*ASIN([.D9]*COS(RADIANS([.E9]))/([.C9]+[.B9]))" office:value-type="float" office:value="79750.4516406501">
            <text:p>79750,45</text:p>
          </table:table-cell>
          <table:table-cell table:formula="of:=SQRT([.D9]*[.D9]+[.C9]*[.C9]+2*[.D9]*[.C9]*SIN(RADIANS([.E9])))-[.C9]" office:value-type="float" office:value="5954.71854740381">
            <text:p>5954,72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80000">
            <text:p>80000</text:p>
          </table:table-cell>
          <table:table-cell office:value-type="float" office:value="4">
            <text:p>4,0</text:p>
          </table:table-cell>
          <table:table-cell/>
          <table:table-cell table:formula="of:=[.C9]*(COS(RADIANS([.E9]))/COS(RADIANS([.E9])+[.A9]/[.C9])-1)" office:value-type="float" office:value="5954.71854740508">
            <text:p>5954,72</text:p>
          </table:table-cell>
          <table:table-cell table:formula="of:=([.C9]+[.B9])*SIN([.A9]/[.C9])/COS(RADIANS([.E9]))" office:value-type="float" office:value="80000">
            <text:p>80000</text:p>
          </table:table-cell>
        </table:table-row>
        <table:table-row table:style-name="ro1">
          <table:table-cell table:formula="of:=[.C10]*ASIN([.D10]*COS(RADIANS([.E10]))/([.C10]+[.B10]))" office:value-type="float" office:value="89644.8015463518">
            <text:p>89644,8</text:p>
          </table:table-cell>
          <table:table-cell table:formula="of:=SQRT([.D10]*[.D10]+[.C10]*[.C10]+2*[.D10]*[.C10]*SIN(RADIANS([.E10])))-[.C10]" office:value-type="float" office:value="7534.21741620079">
            <text:p>7534,22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90000">
            <text:p>90000</text:p>
          </table:table-cell>
          <table:table-cell office:value-type="float" office:value="4.5">
            <text:p>4,5</text:p>
          </table:table-cell>
          <table:table-cell/>
          <table:table-cell table:formula="of:=[.C10]*(COS(RADIANS([.E10]))/COS(RADIANS([.E10])+[.A10]/[.C10])-1)" office:value-type="float" office:value="7534.21741620149">
            <text:p>7534,22</text:p>
          </table:table-cell>
          <table:table-cell table:formula="of:=([.C10]+[.B10])*SIN([.A10]/[.C10])/COS(RADIANS([.E10]))" office:value-type="float" office:value="90000">
            <text:p>90000</text:p>
          </table:table-cell>
        </table:table-row>
        <table:table-row table:style-name="ro1">
          <table:table-cell table:formula="of:=[.C11]*ASIN([.D11]*COS(RADIANS([.E11]))/([.C11]+[.B11]))" office:value-type="float" office:value="99846.1071881624">
            <text:p>99846,11</text:p>
          </table:table-cell>
          <table:table-cell table:formula="of:=SQRT([.D11]*[.D11]+[.C11]*[.C11]+2*[.D11]*[.C11]*SIN(RADIANS([.E11])))-[.C11]" office:value-type="float" office:value="5000.72386678867">
            <text:p>5000,72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100000">
            <text:p>100000</text:p>
          </table:table-cell>
          <table:table-cell office:value-type="float" office:value="2.53">
            <text:p>2,5</text:p>
          </table:table-cell>
          <table:table-cell/>
          <table:table-cell table:formula="of:=[.C11]*(COS(RADIANS([.E11]))/COS(RADIANS([.E11])+[.A11]/[.C11])-1)" office:value-type="float" office:value="5000.72386678788">
            <text:p>5000,72</text:p>
          </table:table-cell>
          <table:table-cell table:formula="of:=([.C11]+[.B11])*SIN([.A11]/[.C11])/COS(RADIANS([.E11]))" office:value-type="float" office:value="100000">
            <text:p>100000</text:p>
          </table:table-cell>
        </table:table-row>
        <table:table-row table:style-name="ro1">
          <table:table-cell table:formula="of:=[.C12]*ASIN([.D12]*COS(RADIANS([.E12]))/([.C12]+[.B12]))" office:value-type="float" office:value="109823.961148418">
            <text:p>109823,96</text:p>
          </table:table-cell>
          <table:table-cell table:formula="of:=SQRT([.D12]*[.D12]+[.C12]*[.C12]+2*[.D12]*[.C12]*SIN(RADIANS([.E12])))-[.C12]" office:value-type="float" office:value="5565.26663312502">
            <text:p>5565,27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110000">
            <text:p>110000</text:p>
          </table:table-cell>
          <table:table-cell office:value-type="float" office:value="2.53">
            <text:p>2,5</text:p>
          </table:table-cell>
          <table:table-cell/>
          <table:table-cell table:formula="of:=[.C12]*(COS(RADIANS([.E12]))/COS(RADIANS([.E12])+[.A12]/[.C12])-1)" office:value-type="float" office:value="5565.26663312489">
            <text:p>5565,27</text:p>
          </table:table-cell>
          <table:table-cell table:formula="of:=([.C12]+[.B12])*SIN([.A12]/[.C12])/COS(RADIANS([.E12]))" office:value-type="float" office:value="110000">
            <text:p>110000</text:p>
          </table:table-cell>
        </table:table-row>
        <table:table-row table:style-name="ro1">
          <table:table-cell table:formula="of:=[.C13]*ASIN([.D13]*COS(RADIANS([.E13]))/([.C13]+[.B13]))" office:value-type="float" office:value="119159.061062638">
            <text:p>119159,06</text:p>
          </table:table-cell>
          <table:table-cell table:formula="of:=SQRT([.D13]*[.D13]+[.C13]*[.C13]+2*[.D13]*[.C13]*SIN(RADIANS([.E13])))-[.C13]" office:value-type="float" office:value="13379.5328686181">
            <text:p>13379,53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120000">
            <text:p>120000</text:p>
          </table:table-cell>
          <table:table-cell office:value-type="float" office:value="6">
            <text:p>6,0</text:p>
          </table:table-cell>
          <table:table-cell/>
          <table:table-cell table:formula="of:=[.C13]*(COS(RADIANS([.E13]))/COS(RADIANS([.E13])+[.A13]/[.C13])-1)" office:value-type="float" office:value="13379.532868618">
            <text:p>13379,53</text:p>
          </table:table-cell>
          <table:table-cell table:formula="of:=([.C13]+[.B13])*SIN([.A13]/[.C13])/COS(RADIANS([.E13]))" office:value-type="float" office:value="120000">
            <text:p>120000</text:p>
          </table:table-cell>
        </table:table-row>
        <table:table-row table:style-name="ro1">
          <table:table-cell table:formula="of:=[.C14]*ASIN([.D14]*COS(RADIANS([.E14]))/([.C14]+[.B14]))" office:value-type="float" office:value="127676.472892847">
            <text:p>127676,47</text:p>
          </table:table-cell>
          <table:table-cell table:formula="of:=SQRT([.D14]*[.D14]+[.C14]*[.C14]+2*[.D14]*[.C14]*SIN(RADIANS([.E14])))-[.C14]" office:value-type="float" office:value="23535.3247958347">
            <text:p>23535,32</text:p>
          </table:table-cell>
          <table:table-cell table:formula="of:=4/3*6378137" office:value-type="float" office:value="8504182.66666667">
            <text:p>8504182,67</text:p>
          </table:table-cell>
          <table:table-cell table:style-name="ce1" office:value-type="float" office:value="130000">
            <text:p>130000</text:p>
          </table:table-cell>
          <table:table-cell office:value-type="float" office:value="10">
            <text:p>10,0</text:p>
          </table:table-cell>
          <table:table-cell/>
          <table:table-cell table:formula="of:=[.C14]*(COS(RADIANS([.E14]))/COS(RADIANS([.E14])+[.A14]/[.C14])-1)" office:value-type="float" office:value="23535.3247958356">
            <text:p>23535,32</text:p>
          </table:table-cell>
          <table:table-cell table:formula="of:=([.C14]+[.B14])*SIN([.A14]/[.C14])/COS(RADIANS([.E14]))" office:value-type="float" office:value="130000">
            <text:p>130000</text:p>
          </table:table-cell>
        </table:table-row>
        <table:table-row table:style-name="ro1">
          <table:table-cell table:formula="of:=[.C15]*ASIN([.D15]*COS(RADIANS([.E15]))/([.C15]+[.B15]))" office:value-type="float" office:value="121516.399485867">
            <text:p>121516,4</text:p>
          </table:table-cell>
          <table:table-cell table:formula="of:=SQRT([.D15]*[.D15]+[.C15]*[.C15]+2*[.D15]*[.C15]*SIN(RADIANS([.E15])))-[.C15]" office:value-type="float" office:value="45335.4068512339">
            <text:p>45335,41</text:p>
          </table:table-cell>
          <table:table-cell table:formula="of:=4/3*6378137" office:value-type="float" office:value="8504182.66666667">
            <text:p>8504182,67</text:p>
          </table:table-cell>
          <table:table-cell table:style-name="ce1" office:value-type="float" office:value="130000">
            <text:p>130000</text:p>
          </table:table-cell>
          <table:table-cell office:value-type="float" office:value="20">
            <text:p>20,0</text:p>
          </table:table-cell>
          <table:table-cell/>
          <table:table-cell table:formula="of:=[.C15]*(COS(RADIANS([.E15]))/COS(RADIANS([.E15])+[.A15]/[.C15])-1)" office:value-type="float" office:value="45335.4068512352">
            <text:p>45335,41</text:p>
          </table:table-cell>
          <table:table-cell table:formula="of:=([.C15]+[.B15])*SIN([.A15]/[.C15])/COS(RADIANS([.E15]))" office:value-type="float" office:value="130000">
            <text:p>130000</text:p>
          </table:table-cell>
        </table:table-row>
        <table:table-row table:style-name="ro1">
          <table:table-cell table:formula="of:=[.C16]*ASIN([.D16]*COS(RADIANS([.E16]))/([.C16]+[.B16]))" office:value-type="float" office:value="111722.894104922">
            <text:p>111722,89</text:p>
          </table:table-cell>
          <table:table-cell table:formula="of:=SQRT([.D16]*[.D16]+[.C16]*[.C16]+2*[.D16]*[.C16]*SIN(RADIANS([.E16])))-[.C16]" office:value-type="float" office:value="65739.5368717331">
            <text:p>65739,54</text:p>
          </table:table-cell>
          <table:table-cell table:formula="of:=4/3*6378137" office:value-type="float" office:value="8504182.66666667">
            <text:p>8504182,67</text:p>
          </table:table-cell>
          <table:table-cell table:style-name="ce1" office:value-type="float" office:value="130000">
            <text:p>130000</text:p>
          </table:table-cell>
          <table:table-cell office:value-type="float" office:value="30">
            <text:p>30,0</text:p>
          </table:table-cell>
          <table:table-cell/>
          <table:table-cell table:formula="of:=[.C16]*(COS(RADIANS([.E16]))/COS(RADIANS([.E16])+[.A16]/[.C16])-1)" office:value-type="float" office:value="65739.5368717332">
            <text:p>65739,54</text:p>
          </table:table-cell>
          <table:table-cell table:formula="of:=([.C16]+[.B16])*SIN([.A16]/[.C16])/COS(RADIANS([.E16]))" office:value-type="float" office:value="130000">
            <text:p>130000</text:p>
          </table:table-cell>
        </table:table-row>
        <table:table-row table:style-name="ro1">
          <table:table-cell table:formula="of:=[.C17]*ASIN([.D17]*COS(RADIANS([.E17]))/([.C17]+[.B17]))" office:value-type="float" office:value="98612.34580952">
            <text:p>98612,35</text:p>
          </table:table-cell>
          <table:table-cell table:formula="of:=SQRT([.D17]*[.D17]+[.C17]*[.C17]+2*[.D17]*[.C17]*SIN(RADIANS([.E17])))-[.C17]" office:value-type="float" office:value="84139.781441655">
            <text:p>84139,78</text:p>
          </table:table-cell>
          <table:table-cell table:formula="of:=4/3*6378137" office:value-type="float" office:value="8504182.66666667">
            <text:p>8504182,67</text:p>
          </table:table-cell>
          <table:table-cell table:style-name="ce1" office:value-type="float" office:value="130000">
            <text:p>130000</text:p>
          </table:table-cell>
          <table:table-cell office:value-type="float" office:value="40">
            <text:p>40,0</text:p>
          </table:table-cell>
          <table:table-cell/>
          <table:table-cell table:formula="of:=[.C17]*(COS(RADIANS([.E17]))/COS(RADIANS([.E17])+[.A17]/[.C17])-1)" office:value-type="float" office:value="84139.7814416528">
            <text:p>84139,78</text:p>
          </table:table-cell>
          <table:table-cell table:formula="of:=([.C17]+[.B17])*SIN([.A17]/[.C17])/COS(RADIANS([.E17]))" office:value-type="float" office:value="130000">
            <text:p>130000</text:p>
          </table:table-cell>
        </table:table-row>
        <table:table-row table:style-name="ro1">
          <table:table-cell table:formula="of:=[.C18]*ASIN([.D18]*COS(RADIANS([.E18]))/([.C18]+[.B18]))" office:value-type="float" office:value="82592.5853196628">
            <text:p>82592,59</text:p>
          </table:table-cell>
          <table:table-cell table:formula="of:=SQRT([.D18]*[.D18]+[.C18]*[.C18]+2*[.D18]*[.C18]*SIN(RADIANS([.E18])))-[.C18]" office:value-type="float" office:value="99991.5595767591">
            <text:p>99991,56</text:p>
          </table:table-cell>
          <table:table-cell table:formula="of:=4/3*6378137" office:value-type="float" office:value="8504182.66666667">
            <text:p>8504182,67</text:p>
          </table:table-cell>
          <table:table-cell table:style-name="ce1" office:value-type="float" office:value="130000">
            <text:p>130000</text:p>
          </table:table-cell>
          <table:table-cell office:value-type="float" office:value="50">
            <text:p>50,0</text:p>
          </table:table-cell>
          <table:table-cell/>
          <table:table-cell table:formula="of:=[.C18]*(COS(RADIANS([.E18]))/COS(RADIANS([.E18])+[.A18]/[.C18])-1)" office:value-type="float" office:value="99991.5595767591">
            <text:p>99991,56</text:p>
          </table:table-cell>
          <table:table-cell table:formula="of:=([.C18]+[.B18])*SIN([.A18]/[.C18])/COS(RADIANS([.E18]))" office:value-type="float" office:value="130000">
            <text:p>130000</text:p>
          </table:table-cell>
        </table:table-row>
        <table:table-row table:style-name="ro1">
          <table:table-cell table:formula="of:=[.C19]*ASIN([.D19]*COS(RADIANS([.E19]))/([.C19]+[.B19]))" office:value-type="float" office:value="64149.5186019664">
            <text:p>64149,52</text:p>
          </table:table-cell>
          <table:table-cell table:formula="of:=SQRT([.D19]*[.D19]+[.C19]*[.C19]+2*[.D19]*[.C19]*SIN(RADIANS([.E19])))-[.C19]" office:value-type="float" office:value="112828.460589146">
            <text:p>112828,46</text:p>
          </table:table-cell>
          <table:table-cell table:formula="of:=4/3*6378137" office:value-type="float" office:value="8504182.66666667">
            <text:p>8504182,67</text:p>
          </table:table-cell>
          <table:table-cell table:style-name="ce1" office:value-type="float" office:value="130000">
            <text:p>130000</text:p>
          </table:table-cell>
          <table:table-cell office:value-type="float" office:value="60">
            <text:p>60,0</text:p>
          </table:table-cell>
          <table:table-cell/>
          <table:table-cell table:formula="of:=[.C19]*(COS(RADIANS([.E19]))/COS(RADIANS([.E19])+[.A19]/[.C19])-1)" office:value-type="float" office:value="112828.460589148">
            <text:p>112828,46</text:p>
          </table:table-cell>
          <table:table-cell table:formula="of:=([.C19]+[.B19])*SIN([.A19]/[.C19])/COS(RADIANS([.E19]))" office:value-type="float" office:value="130000">
            <text:p>130000</text:p>
          </table:table-cell>
        </table:table-row>
        <table:table-row table:style-name="ro1">
          <table:table-cell table:formula="of:=[.C20]*ASIN([.D20]*COS(RADIANS([.E20]))/([.C20]+[.B20]))" office:value-type="float" office:value="43832.5829524786">
            <text:p>43832,58</text:p>
          </table:table-cell>
          <table:table-cell table:formula="of:=SQRT([.D20]*[.D20]+[.C20]*[.C20]+2*[.D20]*[.C20]*SIN(RADIANS([.E20])))-[.C20]" office:value-type="float" office:value="122274.626419013">
            <text:p>122274,63</text:p>
          </table:table-cell>
          <table:table-cell table:formula="of:=4/3*6378137" office:value-type="float" office:value="8504182.66666667">
            <text:p>8504182,67</text:p>
          </table:table-cell>
          <table:table-cell table:style-name="ce1" office:value-type="float" office:value="130000">
            <text:p>130000</text:p>
          </table:table-cell>
          <table:table-cell office:value-type="float" office:value="70">
            <text:p>70,0</text:p>
          </table:table-cell>
          <table:table-cell/>
          <table:table-cell table:formula="of:=[.C20]*(COS(RADIANS([.E20]))/COS(RADIANS([.E20])+[.A20]/[.C20])-1)" office:value-type="float" office:value="122274.626419014">
            <text:p>122274,63</text:p>
          </table:table-cell>
          <table:table-cell table:formula="of:=([.C20]+[.B20])*SIN([.A20]/[.C20])/COS(RADIANS([.E20]))" office:value-type="float" office:value="130000">
            <text:p>130000</text:p>
          </table:table-cell>
        </table:table-row>
        <table:table-row table:style-name="ro1">
          <table:table-cell table:formula="of:=[.C21]*ASIN([.D21]*COS(RADIANS([.E21]))/([.C21]+[.B21]))" office:value-type="float" office:value="22239.4115790456">
            <text:p>22239,41</text:p>
          </table:table-cell>
          <table:table-cell table:formula="of:=SQRT([.D21]*[.D21]+[.C21]*[.C21]+2*[.D21]*[.C21]*SIN(RADIANS([.E21])))-[.C21]" office:value-type="float" office:value="128054.52505002">
            <text:p>128054,53</text:p>
          </table:table-cell>
          <table:table-cell table:formula="of:=4/3*6378137" office:value-type="float" office:value="8504182.66666667">
            <text:p>8504182,67</text:p>
          </table:table-cell>
          <table:table-cell table:style-name="ce1" office:value-type="float" office:value="130000">
            <text:p>130000</text:p>
          </table:table-cell>
          <table:table-cell office:value-type="float" office:value="80">
            <text:p>80,0</text:p>
          </table:table-cell>
          <table:table-cell/>
          <table:table-cell table:formula="of:=[.C21]*(COS(RADIANS([.E21]))/COS(RADIANS([.E21])+[.A21]/[.C21])-1)" office:value-type="float" office:value="128054.525050014">
            <text:p>128054,53</text:p>
          </table:table-cell>
          <table:table-cell table:formula="of:=([.C21]+[.B21])*SIN([.A21]/[.C21])/COS(RADIANS([.E21]))" office:value-type="float" office:value="130000">
            <text:p>130000</text:p>
          </table:table-cell>
        </table:table-row>
        <table:table-row table:style-name="ro1">
          <table:table-cell table:formula="of:=[.C22]*ASIN([.D22]*COS(RADIANS([.E22]))/([.C22]+[.B22]))" office:value-type="float" office:value="0.0000000000078400929703707">
            <text:p>0</text:p>
          </table:table-cell>
          <table:table-cell table:formula="of:=SQRT([.D22]*[.D22]+[.C22]*[.C22]+2*[.D22]*[.C22]*SIN(RADIANS([.E22])))-[.C22]" office:value-type="float" office:value="130000">
            <text:p>130000</text:p>
          </table:table-cell>
          <table:table-cell table:formula="of:=4/3*6378137" office:value-type="float" office:value="8504182.66666667">
            <text:p>8504182,67</text:p>
          </table:table-cell>
          <table:table-cell table:style-name="ce1" office:value-type="float" office:value="130000">
            <text:p>130000</text:p>
          </table:table-cell>
          <table:table-cell office:value-type="float" office:value="90">
            <text:p>90,0</text:p>
          </table:table-cell>
          <table:table-cell/>
          <table:table-cell table:formula="of:=[.C22]*(COS(RADIANS([.E22]))/COS(RADIANS([.E22])+[.A22]/[.C22])-1)" office:value-type="float" office:value="0">
            <text:p>0</text:p>
          </table:table-cell>
          <table:table-cell table:formula="of:=([.C22]+[.B22])*SIN([.A22]/[.C22])/COS(RADIANS([.E22]))" office:value-type="float" office:value="130000">
            <text:p>130000</text:p>
          </table:table-cell>
        </table:table-row>
      </table:table>
      <table:table table:name="2.28a" table:style-name="ta1" table:print="false"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>
            <text:p>s</text:p>
          </table:table-cell>
          <table:table-cell office:value-type="string">
            <text:p>KeA</text:p>
          </table:table-cell>
          <table:table-cell office:value-type="string">
            <text:p>alt_rad</text:p>
          </table:table-cell>
          <table:table-cell table:style-name="Default" office:value-type="string">
            <text:p>elev</text:p>
          </table:table-cell>
          <table:table-cell table:number-columns-repeated="2" office:value-type="string">
            <text:p>h1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B2]*(COS(RADIANS([.D2]))/COS(RADIANS([.D2])+[.A2]/[.B2])-1)+[.C2]" office:value-type="float" office:value="18259.3516284596">
            <text:p>18259,35</text:p>
          </table:table-cell>
          <table:table-cell table:formula="of:=([.B2]+[.C2])*(COS(RADIANS([.D2]))/(COS(RADIANS([.D2])+[.A2]/[.B2])))-[.B2]" office:value-type="float" office:value="18259.35162846">
            <text:p>18259,35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table:formula="of:=[.B3]*(COS(RADIANS([.D3]))/COS(RADIANS([.D3])+[.A3]/[.B3])-1)+[.C3]" office:value-type="float" office:value="18509.3516284596">
            <text:p>18509,35</text:p>
          </table:table-cell>
          <table:table-cell table:formula="of:=([.B3]+[.C3])*(COS(RADIANS([.D3]))/(COS(RADIANS([.D3])+[.A3]/[.B3])))-[.B3]" office:value-type="float" office:value="18509.8884040769">
            <text:p>18509,89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formula="of:=[.B4]*(COS(RADIANS([.D4]))/COS(RADIANS([.D4])+[.A4]/[.B4])-1)+[.C4]" office:value-type="float" office:value="18759.3516284596">
            <text:p>18759,35</text:p>
          </table:table-cell>
          <table:table-cell table:formula="of:=([.B4]+[.C4])*(COS(RADIANS([.D4]))/(COS(RADIANS([.D4])+[.A4]/[.B4])))-[.B4]" office:value-type="float" office:value="18760.4251796957">
            <text:p>18760,43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750">
            <text:p>750</text:p>
          </table:table-cell>
          <table:table-cell office:value-type="float" office:value="10">
            <text:p>10</text:p>
          </table:table-cell>
          <table:table-cell table:formula="of:=[.B5]*(COS(RADIANS([.D5]))/COS(RADIANS([.D5])+[.A5]/[.B5])-1)+[.C5]" office:value-type="float" office:value="19009.3516284596">
            <text:p>19009,35</text:p>
          </table:table-cell>
          <table:table-cell table:formula="of:=([.B5]+[.C5])*(COS(RADIANS([.D5]))/(COS(RADIANS([.D5])+[.A5]/[.B5])))-[.B5]" office:value-type="float" office:value="19010.9619553145">
            <text:p>19010,9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formula="of:=[.B6]*(COS(RADIANS([.D6]))/COS(RADIANS([.D6])+[.A6]/[.B6])-1)+[.C6]" office:value-type="float" office:value="19259.3516284596">
            <text:p>19259,35</text:p>
          </table:table-cell>
          <table:table-cell table:formula="of:=([.B6]+[.C6])*(COS(RADIANS([.D6]))/(COS(RADIANS([.D6])+[.A6]/[.B6])))-[.B6]" office:value-type="float" office:value="19261.4987309314">
            <text:p>19261,5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1250">
            <text:p>1250</text:p>
          </table:table-cell>
          <table:table-cell office:value-type="float" office:value="10">
            <text:p>10</text:p>
          </table:table-cell>
          <table:table-cell table:formula="of:=[.B7]*(COS(RADIANS([.D7]))/COS(RADIANS([.D7])+[.A7]/[.B7])-1)+[.C7]" office:value-type="float" office:value="19509.3516284596">
            <text:p>19509,35</text:p>
          </table:table-cell>
          <table:table-cell table:formula="of:=([.B7]+[.C7])*(COS(RADIANS([.D7]))/(COS(RADIANS([.D7])+[.A7]/[.B7])))-[.B7]" office:value-type="float" office:value="19512.0355065502">
            <text:p>19512,04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1500">
            <text:p>1500</text:p>
          </table:table-cell>
          <table:table-cell office:value-type="float" office:value="10">
            <text:p>10</text:p>
          </table:table-cell>
          <table:table-cell table:formula="of:=[.B8]*(COS(RADIANS([.D8]))/COS(RADIANS([.D8])+[.A8]/[.B8])-1)+[.C8]" office:value-type="float" office:value="19759.3516284596">
            <text:p>19759,35</text:p>
          </table:table-cell>
          <table:table-cell table:formula="of:=([.B8]+[.C8])*(COS(RADIANS([.D8]))/(COS(RADIANS([.D8])+[.A8]/[.B8])))-[.B8]" office:value-type="float" office:value="19762.5722821672">
            <text:p>19762,57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1750">
            <text:p>1750</text:p>
          </table:table-cell>
          <table:table-cell office:value-type="float" office:value="10">
            <text:p>10</text:p>
          </table:table-cell>
          <table:table-cell table:formula="of:=[.B9]*(COS(RADIANS([.D9]))/COS(RADIANS([.D9])+[.A9]/[.B9])-1)+[.C9]" office:value-type="float" office:value="20009.3516284596">
            <text:p>20009,35</text:p>
          </table:table-cell>
          <table:table-cell table:formula="of:=([.B9]+[.C9])*(COS(RADIANS([.D9]))/(COS(RADIANS([.D9])+[.A9]/[.B9])))-[.B9]" office:value-type="float" office:value="20013.1090577859">
            <text:p>20013,11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formula="of:=[.B10]*(COS(RADIANS([.D10]))/COS(RADIANS([.D10])+[.A10]/[.B10])-1)+[.C10]" office:value-type="float" office:value="20259.3516284596">
            <text:p>20259,35</text:p>
          </table:table-cell>
          <table:table-cell table:formula="of:=([.B10]+[.C10])*(COS(RADIANS([.D10]))/(COS(RADIANS([.D10])+[.A10]/[.B10])))-[.B10]" office:value-type="float" office:value="20263.6458334047">
            <text:p>20263,65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250">
            <text:p>2250</text:p>
          </table:table-cell>
          <table:table-cell office:value-type="float" office:value="10">
            <text:p>10</text:p>
          </table:table-cell>
          <table:table-cell table:formula="of:=[.B11]*(COS(RADIANS([.D11]))/COS(RADIANS([.D11])+[.A11]/[.B11])-1)+[.C11]" office:value-type="float" office:value="20509.3516284596">
            <text:p>20509,35</text:p>
          </table:table-cell>
          <table:table-cell table:formula="of:=([.B11]+[.C11])*(COS(RADIANS([.D11]))/(COS(RADIANS([.D11])+[.A11]/[.B11])))-[.B11]" office:value-type="float" office:value="20514.1826090217">
            <text:p>20514,18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500">
            <text:p>2500</text:p>
          </table:table-cell>
          <table:table-cell office:value-type="float" office:value="10">
            <text:p>10</text:p>
          </table:table-cell>
          <table:table-cell table:formula="of:=[.B12]*(COS(RADIANS([.D12]))/COS(RADIANS([.D12])+[.A12]/[.B12])-1)+[.C12]" office:value-type="float" office:value="20759.3516284596">
            <text:p>20759,35</text:p>
          </table:table-cell>
          <table:table-cell table:formula="of:=([.B12]+[.C12])*(COS(RADIANS([.D12]))/(COS(RADIANS([.D12])+[.A12]/[.B12])))-[.B12]" office:value-type="float" office:value="20764.7193846405">
            <text:p>20764,72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750">
            <text:p>2750</text:p>
          </table:table-cell>
          <table:table-cell office:value-type="float" office:value="10">
            <text:p>10</text:p>
          </table:table-cell>
          <table:table-cell table:formula="of:=[.B13]*(COS(RADIANS([.D13]))/COS(RADIANS([.D13])+[.A13]/[.B13])-1)+[.C13]" office:value-type="float" office:value="21009.3516284596">
            <text:p>21009,35</text:p>
          </table:table-cell>
          <table:table-cell table:formula="of:=([.B13]+[.C13])*(COS(RADIANS([.D13]))/(COS(RADIANS([.D13])+[.A13]/[.B13])))-[.B13]" office:value-type="float" office:value="21015.2561602592">
            <text:p>21015,26</text:p>
          </table:table-cell>
        </table:table-row>
        <table:table-row table:style-name="ro1">
          <table:table-cell/>
          <table:table-cell table:formula="of:=4/3*6378137" office:value-type="float" office:value="8504182.66666667">
            <text:p>8504182,6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formula="of:=4/3*6378137" office:value-type="float" office:value="8504182.66666667">
            <text:p>8504182,6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formula="of:=4/3*6378137" office:value-type="float" office:value="8504182.66666667">
            <text:p>8504182,67</text:p>
          </table:table-cell>
          <table:table-cell/>
          <table:table-cell table:style-name="Default"/>
          <table:table-cell table:number-columns-repeated="2"/>
        </table:table-row>
      </table:table>
      <table:table table:name="2.28b" table:style-name="ta1" table:print="false">
        <table:shapes>
          <draw:frame draw:z-index="0" draw:style-name="gr1" svg:width="23.977cm" svg:height="16.575cm" svg:x="5.616cm" svg:y="3.618cm">
            <draw:object draw:notify-on-update-of-ranges="'2.28b'.A31:'2.28b'.A51 '2.28b'.B31:'2.28b'.B51 '2.28b'.A31:'2.28b'.A51 '2.28b'.C31:'2.28b'.C51 '2.28b'.D31:'2.28b'.D51 '2.28b'.A31:'2.28b'.A51 '2.28b'.F45:'2.28b'.F47 '2.28b'.G45:'2.28b'.G4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7" table:default-cell-style-name="Default"/>
        <table:table-row table:style-name="ro1">
          <table:table-cell office:value-type="string">
            <text:p>R</text:p>
          </table:table-cell>
          <table:table-cell office:value-type="string">
            <text:p>KeA</text:p>
          </table:table-cell>
          <table:table-cell office:value-type="string">
            <text:p>alt_rad</text:p>
          </table:table-cell>
          <table:table-cell office:value-type="string">
            <text:p>elev</text:p>
          </table:table-cell>
          <table:table-cell table:number-columns-repeated="2" office:value-type="string">
            <text:p>h1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formula="of:=SQRT([.A2]*[.A2]+[.B2]*[.B2]+2*[.A2]*[.B2]*SIN(RADIANS([.D2])))-[.B2]+[.C2]" office:value-type="float" office:value="42.511183006689">
            <text:p>42,51</text:p>
          </table:table-cell>
          <table:table-cell table:formula="of:=SQRT([.A2]*[.A2]+POWER([.B2]+[.C2];2)+2*[.A2]*([.B2]+[.C2])*SIN(RADIANS([.D2])))-[.B2]" office:value-type="float" office:value="42.511182833463">
            <text:p>42,51</text:p>
          </table:table-cell>
          <table:table-cell/>
        </table:table-row>
        <table:table-row table:style-name="ro1">
          <table:table-cell office:value-type="float" office:value="1125">
            <text:p>1125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formula="of:=SQRT([.A3]*[.A3]+[.B3]*[.B3]+2*[.A3]*[.B3]*SIN(RADIANS([.D3])))-[.B3]+[.C3]" office:value-type="float" office:value="44.7083463165909">
            <text:p>44,71</text:p>
          </table:table-cell>
          <table:table-cell table:formula="of:=SQRT([.A3]*[.A3]+POWER([.B3]+[.C3];2)+2*[.A3]*([.B3]+[.C3])*SIN(RADIANS([.D3])))-[.B3]" office:value-type="float" office:value="44.7083460986614">
            <text:p>44,71</text:p>
          </table:table-cell>
          <table:table-cell/>
        </table:table-row>
        <table:table-row table:style-name="ro1">
          <table:table-cell office:value-type="float" office:value="1250">
            <text:p>1250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formula="of:=SQRT([.A4]*[.A4]+[.B4]*[.B4]+2*[.A4]*[.B4]*SIN(RADIANS([.D4])))-[.B4]+[.C4]" office:value-type="float" office:value="46.9073463883251">
            <text:p>46,91</text:p>
          </table:table-cell>
          <table:table-cell table:formula="of:=SQRT([.A4]*[.A4]+POWER([.B4]+[.C4];2)+2*[.A4]*([.B4]+[.C4])*SIN(RADIANS([.D4])))-[.B4]" office:value-type="float" office:value="46.9073461182416">
            <text:p>46,91</text:p>
          </table:table-cell>
          <table:table-cell/>
        </table:table-row>
        <table:table-row table:style-name="ro1">
          <table:table-cell office:value-type="float" office:value="1375">
            <text:p>1375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formula="of:=SQRT([.A5]*[.A5]+[.B5]*[.B5]+2*[.A5]*[.B5]*SIN(RADIANS([.D5])))-[.B5]+[.C5]" office:value-type="float" office:value="49.1081832163036">
            <text:p>49,11</text:p>
          </table:table-cell>
          <table:table-cell table:formula="of:=SQRT([.A5]*[.A5]+POWER([.B5]+[.C5];2)+2*[.A5]*([.B5]+[.C5])*SIN(RADIANS([.D5])))-[.B5]" office:value-type="float" office:value="49.108182888478">
            <text:p>49,11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formula="of:=SQRT([.A6]*[.A6]+[.B6]*[.B6]+2*[.A6]*[.B6]*SIN(RADIANS([.D6])))-[.B6]+[.C6]" office:value-type="float" office:value="51.3108568005264">
            <text:p>51,31</text:p>
          </table:table-cell>
          <table:table-cell table:formula="of:=SQRT([.A6]*[.A6]+POWER([.B6]+[.C6];2)+2*[.A6]*([.B6]+[.C6])*SIN(RADIANS([.D6])))-[.B6]" office:value-type="float" office:value="51.3108564112335">
            <text:p>51,31</text:p>
          </table:table-cell>
          <table:table-cell/>
        </table:table-row>
        <table:table-row table:style-name="ro1">
          <table:table-cell office:value-type="float" office:value="1625">
            <text:p>1625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formula="of:=SQRT([.A7]*[.A7]+[.B7]*[.B7]+2*[.A7]*[.B7]*SIN(RADIANS([.D7])))-[.B7]+[.C7]" office:value-type="float" office:value="53.5153671391308">
            <text:p>53,52</text:p>
          </table:table-cell>
          <table:table-cell table:formula="of:=SQRT([.A7]*[.A7]+POWER([.B7]+[.C7];2)+2*[.A7]*([.B7]+[.C7])*SIN(RADIANS([.D7])))-[.B7]" office:value-type="float" office:value="53.5153666809201">
            <text:p>53,52</text:p>
          </table:table-cell>
          <table:table-cell/>
        </table:table-row>
        <table:table-row table:style-name="ro1">
          <table:table-cell office:value-type="float" office:value="1750">
            <text:p>1750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formula="of:=SQRT([.A8]*[.A8]+[.B8]*[.B8]+2*[.A8]*[.B8]*SIN(RADIANS([.D8])))-[.B8]+[.C8]" office:value-type="float" office:value="55.7217142302543">
            <text:p>55,72</text:p>
          </table:table-cell>
          <table:table-cell table:formula="of:=SQRT([.A8]*[.A8]+POWER([.B8]+[.C8];2)+2*[.A8]*([.B8]+[.C8])*SIN(RADIANS([.D8])))-[.B8]" office:value-type="float" office:value="55.7217136994004">
            <text:p>55,72</text:p>
          </table:table-cell>
          <table:table-cell/>
        </table:table-row>
        <table:table-row table:style-name="ro1">
          <table:table-cell office:value-type="float" office:value="1875">
            <text:p>1875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formula="of:=SQRT([.A9]*[.A9]+[.B9]*[.B9]+2*[.A9]*[.B9]*SIN(RADIANS([.D9])))-[.B9]+[.C9]" office:value-type="float" office:value="57.9298980720341">
            <text:p>57,93</text:p>
          </table:table-cell>
          <table:table-cell table:formula="of:=SQRT([.A9]*[.A9]+POWER([.B9]+[.C9];2)+2*[.A9]*([.B9]+[.C9])*SIN(RADIANS([.D9])))-[.B9]" office:value-type="float" office:value="57.9298974648118">
            <text:p>57,93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formula="of:=SQRT([.A10]*[.A10]+[.B10]*[.B10]+2*[.A10]*[.B10]*SIN(RADIANS([.D10])))-[.B10]+[.C10]" office:value-type="float" office:value="60.139918666333">
            <text:p>60,14</text:p>
          </table:table-cell>
          <table:table-cell table:formula="of:=SQRT([.A10]*[.A10]+POWER([.B10]+[.C10];2)+2*[.A10]*([.B10]+[.C10])*SIN(RADIANS([.D10])))-[.B10]" office:value-type="float" office:value="60.139917973429">
            <text:p>60,14</text:p>
          </table:table-cell>
          <table:table-cell/>
        </table:table-row>
        <table:table-row table:style-name="ro1">
          <table:table-cell office:value-type="float" office:value="2125">
            <text:p>2125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formula="of:=SQRT([.A11]*[.A11]+[.B11]*[.B11]+2*[.A11]*[.B11]*SIN(RADIANS([.D11])))-[.B11]+[.C11]" office:value-type="float" office:value="62.3517760075629">
            <text:p>62,35</text:p>
          </table:table-cell>
          <table:table-cell table:formula="of:=SQRT([.A11]*[.A11]+POWER([.B11]+[.C11];2)+2*[.A11]*([.B11]+[.C11])*SIN(RADIANS([.D11])))-[.B11]" office:value-type="float" office:value="62.3517752271146">
            <text:p>62,35</text:p>
          </table:table-cell>
          <table:table-cell/>
        </table:table-row>
        <table:table-row table:style-name="ro1">
          <table:table-cell office:value-type="float" office:value="2250">
            <text:p>2250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formula="of:=SQRT([.A12]*[.A12]+[.B12]*[.B12]+2*[.A12]*[.B12]*SIN(RADIANS([.D12])))-[.B12]+[.C12]" office:value-type="float" office:value="64.5654700975865">
            <text:p>64,57</text:p>
          </table:table-cell>
          <table:table-cell table:formula="of:=SQRT([.A12]*[.A12]+POWER([.B12]+[.C12];2)+2*[.A12]*([.B12]+[.C12])*SIN(RADIANS([.D12])))-[.B12]" office:value-type="float" office:value="64.5654692221433">
            <text:p>64,57</text:p>
          </table:table-cell>
          <table:table-cell/>
        </table:table-row>
        <table:table-row table:style-name="ro1">
          <table:table-cell office:value-type="float" office:value="2375">
            <text:p>2375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formula="of:=SQRT([.A13]*[.A13]+[.B13]*[.B13]+2*[.A13]*[.B13]*SIN(RADIANS([.D13])))-[.B13]+[.C13]" office:value-type="float" office:value="66.7810009326786">
            <text:p>66,78</text:p>
          </table:table-cell>
          <table:table-cell table:formula="of:=SQRT([.A13]*[.A13]+POWER([.B13]+[.C13];2)+2*[.A13]*([.B13]+[.C13])*SIN(RADIANS([.D13])))-[.B13]" office:value-type="float" office:value="66.7809999566525">
            <text:p>66,78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formula="of:=SQRT([.A14]*[.A14]+[.B14]*[.B14]+2*[.A14]*[.B14]*SIN(RADIANS([.D14])))-[.B14]+[.C14]" office:value-type="float" office:value="68.9983685109764">
            <text:p>69</text:p>
          </table:table-cell>
          <table:table-cell table:formula="of:=SQRT([.A14]*[.A14]+POWER([.B14]+[.C14];2)+2*[.A14]*([.B14]+[.C14])*SIN(RADIANS([.D14])))-[.B14]" office:value-type="float" office:value="68.9983674306423">
            <text:p>69</text:p>
          </table:table-cell>
          <table:table-cell/>
        </table:table-row>
        <table:table-row table:style-name="ro1">
          <table:table-cell office:value-type="float" office:value="2625">
            <text:p>2625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formula="of:=SQRT([.A15]*[.A15]+[.B15]*[.B15]+2*[.A15]*[.B15]*SIN(RADIANS([.D15])))-[.B15]+[.C15]" office:value-type="float" office:value="71.2175728343427">
            <text:p>71,22</text:p>
          </table:table-cell>
          <table:table-cell table:formula="of:=SQRT([.A15]*[.A15]+POWER([.B15]+[.C15];2)+2*[.A15]*([.B15]+[.C15])*SIN(RADIANS([.D15])))-[.B15]" office:value-type="float" office:value="71.2175716441125">
            <text:p>71,22</text:p>
          </table:table-cell>
          <table:table-cell/>
        </table:table-row>
        <table:table-row table:style-name="ro1">
          <table:table-cell office:value-type="float" office:value="2750">
            <text:p>2750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formula="of:=SQRT([.A16]*[.A16]+[.B16]*[.B16]+2*[.A16]*[.B16]*SIN(RADIANS([.D16])))-[.B16]+[.C16]" office:value-type="float" office:value="73.4386138990521">
            <text:p>73,44</text:p>
          </table:table-cell>
          <table:table-cell table:formula="of:=SQRT([.A16]*[.A16]+POWER([.B16]+[.C16];2)+2*[.A16]*([.B16]+[.C16])*SIN(RADIANS([.D16])))-[.B16]" office:value-type="float" office:value="73.4386125914753">
            <text:p>73,44</text:p>
          </table:table-cell>
          <table:table-cell/>
        </table:table-row>
        <table:table-row table:style-name="ro1">
          <table:table-cell office:value-type="float" office:value="2875">
            <text:p>2875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formula="of:=SQRT([.A17]*[.A17]+[.B17]*[.B17]+2*[.A17]*[.B17]*SIN(RADIANS([.D17])))-[.B17]+[.C17]" office:value-type="float" office:value="75.6614917032421">
            <text:p>75,66</text:p>
          </table:table-cell>
          <table:table-cell table:formula="of:=SQRT([.A17]*[.A17]+POWER([.B17]+[.C17];2)+2*[.A17]*([.B17]+[.C17])*SIN(RADIANS([.D17])))-[.B17]" office:value-type="float" office:value="75.6614902745932">
            <text:p>75,66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formula="of:=SQRT([.A18]*[.A18]+[.B18]*[.B18]+2*[.A18]*[.B18]*SIN(RADIANS([.D18])))-[.B18]+[.C18]" office:value-type="float" office:value="77.8862062469125">
            <text:p>77,89</text:p>
          </table:table-cell>
          <table:table-cell table:formula="of:=SQRT([.A18]*[.A18]+POWER([.B18]+[.C18];2)+2*[.A18]*([.B18]+[.C18])*SIN(RADIANS([.D18])))-[.B18]" office:value-type="float" office:value="77.8862046916038">
            <text:p>77,89</text:p>
          </table:table-cell>
          <table:table-cell/>
        </table:table-row>
        <table:table-row table:style-name="ro1">
          <table:table-cell office:value-type="float" office:value="3125">
            <text:p>3125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formula="of:=SQRT([.A19]*[.A19]+[.B19]*[.B19]+2*[.A19]*[.B19]*SIN(RADIANS([.D19])))-[.B19]+[.C19]" office:value-type="float" office:value="80.1127575263381">
            <text:p>80,11</text:p>
          </table:table-cell>
          <table:table-cell table:formula="of:=SQRT([.A19]*[.A19]+POWER([.B19]+[.C19];2)+2*[.A19]*([.B19]+[.C19])*SIN(RADIANS([.D19])))-[.B19]" office:value-type="float" office:value="80.1127558387816">
            <text:p>80,11</text:p>
          </table:table-cell>
          <table:table-cell/>
        </table:table-row>
        <table:table-row table:style-name="ro1">
          <table:table-cell office:value-type="float" office:value="3250">
            <text:p>3250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formula="of:=SQRT([.A20]*[.A20]+[.B20]*[.B20]+2*[.A20]*[.B20]*SIN(RADIANS([.D20])))-[.B20]+[.C20]" office:value-type="float" office:value="82.3411455433816">
            <text:p>82,34</text:p>
          </table:table-cell>
          <table:table-cell table:formula="of:=SQRT([.A20]*[.A20]+POWER([.B20]+[.C20];2)+2*[.A20]*([.B20]+[.C20])*SIN(RADIANS([.D20])))-[.B20]" office:value-type="float" office:value="82.3411437179893">
            <text:p>82,34</text:p>
          </table:table-cell>
          <table:table-cell/>
        </table:table-row>
        <table:table-row table:style-name="ro1">
          <table:table-cell office:value-type="float" office:value="3375">
            <text:p>3375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formula="of:=SQRT([.A21]*[.A21]+[.B21]*[.B21]+2*[.A21]*[.B21]*SIN(RADIANS([.D21])))-[.B21]+[.C21]" office:value-type="float" office:value="84.5713702943176">
            <text:p>84,57</text:p>
          </table:table-cell>
          <table:table-cell table:formula="of:=SQRT([.A21]*[.A21]+POWER([.B21]+[.C21];2)+2*[.A21]*([.B21]+[.C21])*SIN(RADIANS([.D21])))-[.B21]" office:value-type="float" office:value="84.5713683255017">
            <text:p>84,57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table:formula="of:=4/3*6378137" office:value-type="float" office:value="8504182.66666667">
            <text:p>8504182,67</text:p>
          </table:table-cell>
          <table:table-cell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formula="of:=SQRT([.A22]*[.A22]+[.B22]*[.B22]+2*[.A22]*[.B22]*SIN(RADIANS([.D22])))-[.B22]+[.C22]" office:value-type="float" office:value="86.8034317772836">
            <text:p>86,8</text:p>
          </table:table-cell>
          <table:table-cell table:formula="of:=SQRT([.A22]*[.A22]+POWER([.B22]+[.C22];2)+2*[.A22]*([.B22]+[.C22])*SIN(RADIANS([.D22])))-[.B22]" office:value-type="float" office:value="86.8034296613187">
            <text:p>86,8</text:p>
          </table:table-cell>
          <table:table-cell/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>
            <text:p>R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3.7853255569935">
            <text:p>33,79</text:p>
          </table:table-cell>
          <table:table-cell office:value-type="float" office:value="25.0587945971638">
            <text:p>25,06</text:p>
          </table:table-cell>
          <table:table-cell office:value-type="float" office:value="42.511183006689">
            <text:p>42,51</text:p>
          </table:table-cell>
          <table:table-cell table:number-columns-repeated="3"/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34.8917585946619">
            <text:p>34,89</text:p>
          </table:table-cell>
          <table:table-cell office:value-type="float" office:value="25.0744119118899">
            <text:p>25,07</text:p>
          </table:table-cell>
          <table:table-cell office:value-type="float" office:value="44.7083463165909">
            <text:p>44,71</text:p>
          </table:table-cell>
          <table:table-cell table:number-columns-repeated="3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36.0000288169831">
            <text:p>36</text:p>
          </table:table-cell>
          <table:table-cell office:value-type="float" office:value="25.0918665584177">
            <text:p>25,09</text:p>
          </table:table-cell>
          <table:table-cell office:value-type="float" office:value="46.9073463883251">
            <text:p>46,91</text:p>
          </table:table-cell>
          <table:table-cell table:number-columns-repeated="3"/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37.1101362239569">
            <text:p>37,11</text:p>
          </table:table-cell>
          <table:table-cell office:value-type="float" office:value="25.1111585348845">
            <text:p>25,11</text:p>
          </table:table-cell>
          <table:table-cell office:value-type="float" office:value="49.1081832163036">
            <text:p>49,11</text:p>
          </table:table-cell>
          <table:table-cell table:number-columns-repeated="3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8.2220808137208">
            <text:p>38,22</text:p>
          </table:table-cell>
          <table:table-cell office:value-type="float" office:value="25.1322878431529">
            <text:p>25,13</text:p>
          </table:table-cell>
          <table:table-cell office:value-type="float" office:value="51.3108568005264">
            <text:p>51,31</text:p>
          </table:table-cell>
          <table:table-cell table:number-columns-repeated="3"/>
        </table:table-row>
        <table:table-row table:style-name="ro1">
          <table:table-cell office:value-type="float" office:value="1625">
            <text:p>1625</text:p>
          </table:table-cell>
          <table:table-cell office:value-type="float" office:value="39.3358625862747">
            <text:p>39,34</text:p>
          </table:table-cell>
          <table:table-cell office:value-type="float" office:value="25.155254483223">
            <text:p>25,16</text:p>
          </table:table-cell>
          <table:table-cell office:value-type="float" office:value="53.5153671391308">
            <text:p>53,52</text:p>
          </table:table-cell>
          <table:table-cell table:number-columns-repeated="3"/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40.4514815397561">
            <text:p>40,45</text:p>
          </table:table-cell>
          <table:table-cell office:value-type="float" office:value="25.180058453232">
            <text:p>25,18</text:p>
          </table:table-cell>
          <table:table-cell office:value-type="float" office:value="55.7217142302543">
            <text:p>55,72</text:p>
          </table:table-cell>
          <table:table-cell table:number-columns-repeated="3"/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41.5689376760274">
            <text:p>41,57</text:p>
          </table:table-cell>
          <table:table-cell office:value-type="float" office:value="25.2066997550428">
            <text:p>25,21</text:p>
          </table:table-cell>
          <table:table-cell office:value-type="float" office:value="57.9298980720341">
            <text:p>57,93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2.6882309932262">
            <text:p>42,69</text:p>
          </table:table-cell>
          <table:table-cell office:value-type="float" office:value="25.2351783886552">
            <text:p>25,24</text:p>
          </table:table-cell>
          <table:table-cell office:value-type="float" office:value="60.139918666333">
            <text:p>60,14</text:p>
          </table:table-cell>
          <table:table-cell table:number-columns-repeated="3"/>
        </table:table-row>
        <table:table-row table:style-name="ro1">
          <table:table-cell office:value-type="float" office:value="2125">
            <text:p>2125</text:p>
          </table:table-cell>
          <table:table-cell office:value-type="float" office:value="43.8093614894897">
            <text:p>43,81</text:p>
          </table:table-cell>
          <table:table-cell office:value-type="float" office:value="25.2654943522066">
            <text:p>25,27</text:p>
          </table:table-cell>
          <table:table-cell office:value-type="float" office:value="62.3517760075629">
            <text:p>62,35</text:p>
          </table:table-cell>
          <table:table-cell table:number-columns-repeated="3"/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44.9323291629553">
            <text:p>44,93</text:p>
          </table:table-cell>
          <table:table-cell office:value-type="float" office:value="25.297647645697">
            <text:p>25,3</text:p>
          </table:table-cell>
          <table:table-cell office:value-type="float" office:value="64.5654700975865">
            <text:p>64,57</text:p>
          </table:table-cell>
          <table:table-cell table:number-columns-repeated="3"/>
        </table:table-row>
        <table:table-row table:style-name="ro1">
          <table:table-cell office:value-type="float" office:value="2375">
            <text:p>2375</text:p>
          </table:table-cell>
          <table:table-cell office:value-type="float" office:value="46.0571340173483">
            <text:p>46,06</text:p>
          </table:table-cell>
          <table:table-cell office:value-type="float" office:value="25.3316382728517">
            <text:p>25,33</text:p>
          </table:table-cell>
          <table:table-cell office:value-type="float" office:value="66.7810009326786">
            <text:p>66,78</text:p>
          </table:table-cell>
          <table:table-cell table:number-columns-repeated="3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7.1837760489434">
            <text:p>47,18</text:p>
          </table:table-cell>
          <table:table-cell office:value-type="float" office:value="25.3674662280828">
            <text:p>25,37</text:p>
          </table:table-cell>
          <table:table-cell office:value-type="float" office:value="68.9983685109764">
            <text:p>69</text:p>
          </table:table-cell>
          <table:table-cell table:number-columns-repeated="3"/>
        </table:table-row>
        <table:table-row table:style-name="ro1">
          <table:table-cell office:value-type="float" office:value="2625">
            <text:p>2625</text:p>
          </table:table-cell>
          <table:table-cell office:value-type="float" office:value="48.312255255878">
            <text:p>48,31</text:p>
          </table:table-cell>
          <table:table-cell office:value-type="float" office:value="25.4051315169781">
            <text:p>25,41</text:p>
          </table:table-cell>
          <table:table-cell office:value-type="float" office:value="71.2175728343427">
            <text:p>71,22</text:p>
          </table:table-cell>
          <table:table-cell table:number-columns-repeated="3"/>
        </table:table-row>
        <table:table-row table:style-name="ro1">
          <table:table-cell office:value-type="float" office:value="2750">
            <text:p>2750</text:p>
          </table:table-cell>
          <table:table-cell office:value-type="float" office:value="49.4425716400147">
            <text:p>49,44</text:p>
          </table:table-cell>
          <table:table-cell office:value-type="float" office:value="25.4446341339499">
            <text:p>25,44</text:p>
          </table:table-cell>
          <table:table-cell office:value-type="float" office:value="73.4386138990521">
            <text:p>73,44</text:p>
          </table:table-cell>
          <table:table-cell/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875">
            <text:p>2875</text:p>
          </table:table-cell>
          <table:table-cell office:value-type="float" office:value="50.5747252013534">
            <text:p>50,57</text:p>
          </table:table-cell>
          <table:table-cell office:value-type="float" office:value="25.4859740845859">
            <text:p>25,49</text:p>
          </table:table-cell>
          <table:table-cell office:value-type="float" office:value="75.6614917032421">
            <text:p>75,66</text:p>
          </table:table-cell>
          <table:table-cell/>
          <table:table-cell office:value-type="float" office:value="1238">
            <text:p>123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1.7087159343064">
            <text:p>51,71</text:p>
          </table:table-cell>
          <table:table-cell office:value-type="float" office:value="25.5291513632983">
            <text:p>25,53</text:p>
          </table:table-cell>
          <table:table-cell office:value-type="float" office:value="77.8862062469125">
            <text:p>77,89</text:p>
          </table:table-cell>
          <table:table-cell/>
          <table:table-cell office:value-type="float" office:value="3633">
            <text:p>363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125">
            <text:p>3125</text:p>
          </table:table-cell>
          <table:table-cell office:value-type="float" office:value="52.8445438425988">
            <text:p>52,84</text:p>
          </table:table-cell>
          <table:table-cell office:value-type="float" office:value="25.574165975675">
            <text:p>25,57</text:p>
          </table:table-cell>
          <table:table-cell office:value-type="float" office:value="80.1127575263381">
            <text:p>80,11</text:p>
          </table:table-cell>
          <table:table-cell table:number-columns-repeated="3"/>
        </table:table-row>
        <table:table-row table:style-name="ro1">
          <table:table-cell office:value-type="float" office:value="3250">
            <text:p>3250</text:p>
          </table:table-cell>
          <table:table-cell office:value-type="float" office:value="53.982208924368">
            <text:p>53,98</text:p>
          </table:table-cell>
          <table:table-cell office:value-type="float" office:value="25.6210179179907">
            <text:p>25,62</text:p>
          </table:table-cell>
          <table:table-cell office:value-type="float" office:value="82.3411455433816">
            <text:p>82,34</text:p>
          </table:table-cell>
          <table:table-cell table:number-columns-repeated="3"/>
        </table:table-row>
        <table:table-row table:style-name="ro1">
          <table:table-cell office:value-type="float" office:value="3375">
            <text:p>3375</text:p>
          </table:table-cell>
          <table:table-cell office:value-type="float" office:value="55.1217111777514">
            <text:p>55,12</text:p>
          </table:table-cell>
          <table:table-cell office:value-type="float" office:value="25.6697071902454">
            <text:p>25,67</text:p>
          </table:table-cell>
          <table:table-cell office:value-type="float" office:value="84.5713702943176">
            <text:p>84,57</text:p>
          </table:table-cell>
          <table:table-cell table:number-columns-repeated="3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6.2630506046116">
            <text:p>56,26</text:p>
          </table:table-cell>
          <table:table-cell office:value-type="float" office:value="25.7202337924391">
            <text:p>25,72</text:p>
          </table:table-cell>
          <table:table-cell office:value-type="float" office:value="86.8034317772836">
            <text:p>86,8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5" number:min-integer-digits="1"/>
    </number:number-style>
    <number:number-style style:name="N109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9">29/09/2011</text:date>, <text:time>12.08.1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26T13:18:14</meta:creation-date>
    <dc:date>2011-09-29T12:08:12</dc:date>
    <meta:editing-duration>PT13H00M06S</meta:editing-duration>
    <meta:editing-cycles>6</meta:editing-cycles>
    <meta:generator>OpenOffice.org/3.1$Linux OpenOffice.org_project/310m19$Build-9420</meta:generator>
    <meta:document-statistic meta:table-count="3" meta:cell-count="4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5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105">
      <style:chart-properties chart:display-label="true" chart:logarithmic="false" chart:minimum="0" chart:maximum="90" chart:interval-major="1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0" chart:maximum="130000" chart:interval-major="25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6.113cm" svg:height="7cm" chart:class="chart:scatter" chart:column-mapping="1 0" chart:style-name="ch1">
        <chart:legend chart:legend-position="end" svg:x="23.73cm" svg:y="3.24cm" chart:style-name="ch2"/>
        <chart:plot-area chart:style-name="ch3" table:cell-range-address="Foglio1.E3:Foglio1.E22 Foglio1.B3:Foglio1.B22" svg:x="0.522cm" svg:y="0.14cm" svg:width="22.687cm" svg:height="6.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B3:Foglio1.B22" chart:class="chart:scatter">
            <chart:domain table:cell-range-address="Foglio1.E3:Foglio1.E22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Foglio1.E3:Foglio1.E22">1</text:p>
              </table:table-cell>
              <table:table-cell office:value-type="float" office:value="372.557807238773">
                <text:p text:id="Foglio1.B3:Foglio1.B22">372.5578072387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838.182281190529">
                <text:p>838.182281190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489.92070867866">
                <text:p>1489.920708678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2327.63731992617">
                <text:p>2327.63731992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351.1576483883">
                <text:p>3351.1576483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1021.0571208857">
                <text:p>1021.0571208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954.71854740381">
                <text:p>5954.71854740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7534.21741620079">
                <text:p>7534.21741620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3">
                <text:p>2.53</text:p>
              </table:table-cell>
              <table:table-cell office:value-type="float" office:value="5000.72386678867">
                <text:p>5000.723866788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3">
                <text:p>2.53</text:p>
              </table:table-cell>
              <table:table-cell office:value-type="float" office:value="5565.26663312502">
                <text:p>5565.266633125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3379.5328686181">
                <text:p>13379.53286861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3535.3247958347">
                <text:p>23535.32479583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45335.4068512339">
                <text:p>45335.40685123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65739.5368717331">
                <text:p>65739.53687173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84139.781441655">
                <text:p>84139.7814416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99991.5595767591">
                <text:p>99991.55957675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112828.460589146">
                <text:p>112828.460589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122274.626419013">
                <text:p>122274.6264190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128054.52505002">
                <text:p>128054.52505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30000">
                <text:p>13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3.978cm" svg:height="16.576cm" chart:class="chart:scatter" chart:style-name="ch1">
        <chart:legend chart:legend-position="end" svg:x="21.599cm" svg:y="7.532cm" chart:style-name="ch2"/>
        <chart:plot-area chart:style-name="ch3" table:cell-range-address="'2.28b'.A31:'2.28b'.D51 '2.28b'.G45:'2.28b'.G47" svg:x="0.578cm" svg:y="0.331cm" svg:width="20.641cm" svg:height="15.58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.28b'.B31:'2.28b'.B51" chart:class="chart:scatter">
            <chart:domain table:cell-range-address="'2.28b'.A31:'2.28b'.A51"/>
            <chart:data-point chart:repeated="21"/>
          </chart:series>
          <chart:series chart:style-name="ch8" chart:values-cell-range-address="'2.28b'.C31:'2.28b'.C51" chart:class="chart:scatter">
            <chart:data-point chart:repeated="21"/>
          </chart:series>
          <chart:series chart:style-name="ch9" chart:values-cell-range-address="'2.28b'.D31:'2.28b'.D51" chart:class="chart:scatter">
            <chart:data-point chart:repeated="21"/>
          </chart:series>
          <chart:series chart:style-name="ch10" chart:values-cell-range-address="'2.28b'.G45:'2.28b'.G47" chart:class="chart:scatter">
            <chart:domain table:cell-range-address="'2.28b'.F45:'2.28b'.F47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  <table:table-cell office:value-type="string">
                <text:p>Colonna F</text:p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 text:id="'2.28b'.A31:'2.28b'.A51">1000</text:p>
              </table:table-cell>
              <table:table-cell office:value-type="float" office:value="33.7853255569935">
                <text:p text:id="'2.28b'.B31:'2.28b'.B51">33.7853255569935</text:p>
              </table:table-cell>
              <table:table-cell office:value-type="float" office:value="25.0587945971638">
                <text:p text:id="'2.28b'.C31:'2.28b'.C51">25.0587945971638</text:p>
              </table:table-cell>
              <table:table-cell office:value-type="float" office:value="42.511183006689">
                <text:p text:id="'2.28b'.D31:'2.28b'.D51">42.511183006689</text:p>
              </table:table-cell>
              <table:table-cell office:value-type="float" office:value="89">
                <text:p text:id="'2.28b'.F45:'2.28b'.F47">89</text:p>
              </table:table-cell>
              <table:table-cell office:value-type="float" office:value="10">
                <text:p text:id="'2.28b'.G45:'2.28b'.G47"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5">
                <text:p>1125</text:p>
              </table:table-cell>
              <table:table-cell office:value-type="float" office:value="34.8917585946619">
                <text:p>34.8917585946619</text:p>
              </table:table-cell>
              <table:table-cell office:value-type="float" office:value="25.0744119118899">
                <text:p>25.0744119118899</text:p>
              </table:table-cell>
              <table:table-cell office:value-type="float" office:value="44.7083463165909">
                <text:p>44.7083463165909</text:p>
              </table:table-cell>
              <table:table-cell office:value-type="float" office:value="1238">
                <text:p>1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">
                <text:p>1250</text:p>
              </table:table-cell>
              <table:table-cell office:value-type="float" office:value="36.0000288169831">
                <text:p>36.0000288169831</text:p>
              </table:table-cell>
              <table:table-cell office:value-type="float" office:value="25.0918665584177">
                <text:p>25.0918665584177</text:p>
              </table:table-cell>
              <table:table-cell office:value-type="float" office:value="46.9073463883251">
                <text:p>46.9073463883251</text:p>
              </table:table-cell>
              <table:table-cell office:value-type="float" office:value="3633">
                <text:p>36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5">
                <text:p>1375</text:p>
              </table:table-cell>
              <table:table-cell office:value-type="float" office:value="37.1101362239569">
                <text:p>37.1101362239569</text:p>
              </table:table-cell>
              <table:table-cell office:value-type="float" office:value="25.1111585348845">
                <text:p>25.1111585348845</text:p>
              </table:table-cell>
              <table:table-cell office:value-type="float" office:value="49.1081832163036">
                <text:p>49.10818321630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38.2220808137208">
                <text:p>38.2220808137208</text:p>
              </table:table-cell>
              <table:table-cell office:value-type="float" office:value="25.1322878431529">
                <text:p>25.1322878431529</text:p>
              </table:table-cell>
              <table:table-cell office:value-type="float" office:value="51.3108568005264">
                <text:p>51.31085680052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25">
                <text:p>1625</text:p>
              </table:table-cell>
              <table:table-cell office:value-type="float" office:value="39.3358625862747">
                <text:p>39.3358625862747</text:p>
              </table:table-cell>
              <table:table-cell office:value-type="float" office:value="25.155254483223">
                <text:p>25.155254483223</text:p>
              </table:table-cell>
              <table:table-cell office:value-type="float" office:value="53.5153671391308">
                <text:p>53.51536713913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40.4514815397561">
                <text:p>40.4514815397561</text:p>
              </table:table-cell>
              <table:table-cell office:value-type="float" office:value="25.180058453232">
                <text:p>25.180058453232</text:p>
              </table:table-cell>
              <table:table-cell office:value-type="float" office:value="55.7217142302543">
                <text:p>55.72171423025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75">
                <text:p>1875</text:p>
              </table:table-cell>
              <table:table-cell office:value-type="float" office:value="41.5689376760274">
                <text:p>41.5689376760274</text:p>
              </table:table-cell>
              <table:table-cell office:value-type="float" office:value="25.2066997550428">
                <text:p>25.2066997550428</text:p>
              </table:table-cell>
              <table:table-cell office:value-type="float" office:value="57.9298980720341">
                <text:p>57.92989807203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42.6882309932262">
                <text:p>42.6882309932262</text:p>
              </table:table-cell>
              <table:table-cell office:value-type="float" office:value="25.2351783886552">
                <text:p>25.2351783886552</text:p>
              </table:table-cell>
              <table:table-cell office:value-type="float" office:value="60.139918666333">
                <text:p>60.139918666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25">
                <text:p>2125</text:p>
              </table:table-cell>
              <table:table-cell office:value-type="float" office:value="43.8093614894897">
                <text:p>43.8093614894897</text:p>
              </table:table-cell>
              <table:table-cell office:value-type="float" office:value="25.2654943522066">
                <text:p>25.2654943522066</text:p>
              </table:table-cell>
              <table:table-cell office:value-type="float" office:value="62.3517760075629">
                <text:p>62.35177600756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0">
                <text:p>2250</text:p>
              </table:table-cell>
              <table:table-cell office:value-type="float" office:value="44.9323291629553">
                <text:p>44.9323291629553</text:p>
              </table:table-cell>
              <table:table-cell office:value-type="float" office:value="25.297647645697">
                <text:p>25.297647645697</text:p>
              </table:table-cell>
              <table:table-cell office:value-type="float" office:value="64.5654700975865">
                <text:p>64.56547009758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75">
                <text:p>2375</text:p>
              </table:table-cell>
              <table:table-cell office:value-type="float" office:value="46.0571340173483">
                <text:p>46.0571340173483</text:p>
              </table:table-cell>
              <table:table-cell office:value-type="float" office:value="25.3316382728517">
                <text:p>25.3316382728517</text:p>
              </table:table-cell>
              <table:table-cell office:value-type="float" office:value="66.7810009326786">
                <text:p>66.78100093267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0">
                <text:p>2500</text:p>
              </table:table-cell>
              <table:table-cell office:value-type="float" office:value="47.1837760489434">
                <text:p>47.1837760489434</text:p>
              </table:table-cell>
              <table:table-cell office:value-type="float" office:value="25.3674662280828">
                <text:p>25.3674662280828</text:p>
              </table:table-cell>
              <table:table-cell office:value-type="float" office:value="68.9983685109764">
                <text:p>68.99836851097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5">
                <text:p>2625</text:p>
              </table:table-cell>
              <table:table-cell office:value-type="float" office:value="48.312255255878">
                <text:p>48.312255255878</text:p>
              </table:table-cell>
              <table:table-cell office:value-type="float" office:value="25.4051315169781">
                <text:p>25.4051315169781</text:p>
              </table:table-cell>
              <table:table-cell office:value-type="float" office:value="71.2175728343427">
                <text:p>71.21757283434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50">
                <text:p>2750</text:p>
              </table:table-cell>
              <table:table-cell office:value-type="float" office:value="49.4425716400147">
                <text:p>49.4425716400147</text:p>
              </table:table-cell>
              <table:table-cell office:value-type="float" office:value="25.4446341339499">
                <text:p>25.4446341339499</text:p>
              </table:table-cell>
              <table:table-cell office:value-type="float" office:value="73.4386138990521">
                <text:p>73.43861389905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75">
                <text:p>2875</text:p>
              </table:table-cell>
              <table:table-cell office:value-type="float" office:value="50.5747252013534">
                <text:p>50.5747252013534</text:p>
              </table:table-cell>
              <table:table-cell office:value-type="float" office:value="25.4859740845859">
                <text:p>25.4859740845859</text:p>
              </table:table-cell>
              <table:table-cell office:value-type="float" office:value="75.6614917032421">
                <text:p>75.66149170324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">
                <text:p>3000</text:p>
              </table:table-cell>
              <table:table-cell office:value-type="float" office:value="51.7087159343064">
                <text:p>51.7087159343064</text:p>
              </table:table-cell>
              <table:table-cell office:value-type="float" office:value="25.5291513632983">
                <text:p>25.5291513632983</text:p>
              </table:table-cell>
              <table:table-cell office:value-type="float" office:value="77.8862062469125">
                <text:p>77.8862062469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25">
                <text:p>3125</text:p>
              </table:table-cell>
              <table:table-cell office:value-type="float" office:value="52.8445438425988">
                <text:p>52.8445438425988</text:p>
              </table:table-cell>
              <table:table-cell office:value-type="float" office:value="25.574165975675">
                <text:p>25.574165975675</text:p>
              </table:table-cell>
              <table:table-cell office:value-type="float" office:value="80.1127575263381">
                <text:p>80.11275752633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50">
                <text:p>3250</text:p>
              </table:table-cell>
              <table:table-cell office:value-type="float" office:value="53.982208924368">
                <text:p>53.982208924368</text:p>
              </table:table-cell>
              <table:table-cell office:value-type="float" office:value="25.6210179179907">
                <text:p>25.6210179179907</text:p>
              </table:table-cell>
              <table:table-cell office:value-type="float" office:value="82.3411455433816">
                <text:p>82.34114554338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75">
                <text:p>3375</text:p>
              </table:table-cell>
              <table:table-cell office:value-type="float" office:value="55.1217111777514">
                <text:p>55.1217111777514</text:p>
              </table:table-cell>
              <table:table-cell office:value-type="float" office:value="25.6697071902454">
                <text:p>25.6697071902454</text:p>
              </table:table-cell>
              <table:table-cell office:value-type="float" office:value="84.5713702943176">
                <text:p>84.57137029431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00">
                <text:p>3500</text:p>
              </table:table-cell>
              <table:table-cell office:value-type="float" office:value="56.2630506046116">
                <text:p>56.2630506046116</text:p>
              </table:table-cell>
              <table:table-cell office:value-type="float" office:value="25.7202337924391">
                <text:p>25.7202337924391</text:p>
              </table:table-cell>
              <table:table-cell office:value-type="float" office:value="86.8034317772836">
                <text:p>86.80343177728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